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0674"/>
    </style:style>
    <style:style style:name="P2" style:family="paragraph" style:parent-style-name="Heading_20_3">
      <style:text-properties officeooo:paragraph-rsid="00010674"/>
    </style:style>
    <style:style style:name="P3" style:family="paragraph" style:parent-style-name="Standard">
      <style:text-properties fo:font-weight="bold" officeooo:rsid="00010674" officeooo:paragraph-rsid="00010674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text-properties officeooo:paragraph-rsid="00017e79"/>
    </style:style>
    <style:style style:name="P6" style:family="paragraph" style:parent-style-name="Text_20_body">
      <style:text-properties officeooo:rsid="00017e79" officeooo:paragraph-rsid="00017e79"/>
    </style:style>
    <style:style style:name="P7" style:family="paragraph" style:parent-style-name="Heading_20_3">
      <style:text-properties officeooo:paragraph-rsid="0006008e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in" fo:margin-bottom="0in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2">
      <style:text-properties officeooo:paragraph-rsid="00017e79"/>
    </style:style>
    <style:style style:name="P13" style:family="paragraph" style:parent-style-name="Text_20_body" style:list-style-name="L2">
      <style:paragraph-properties fo:margin-top="0in" fo:margin-bottom="0in" style:contextual-spacing="false"/>
      <style:text-properties officeooo:paragraph-rsid="00017e79"/>
    </style:style>
    <style:style style:name="P14" style:family="paragraph" style:parent-style-name="Text_20_body">
      <style:text-properties officeooo:rsid="00017e79" officeooo:paragraph-rsid="00017e79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in" fo:margin-bottom="0in" style:contextual-spacing="false"/>
    </style:style>
    <style:style style:name="P17" style:family="paragraph" style:parent-style-name="Text_20_body" style:list-style-name="L4"/>
    <style:style style:name="P18" style:family="paragraph" style:parent-style-name="Text_20_body" style:list-style-name="L4">
      <style:paragraph-properties fo:margin-top="0in" fo:margin-bottom="0in" style:contextual-spacing="false"/>
    </style:style>
    <style:style style:name="T1" style:family="text">
      <style:text-properties officeooo:rsid="00017e79"/>
    </style:style>
    <style:style style:name="T2" style:family="text">
      <style:text-properties officeooo:rsid="0006008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O que são Aplicações Industriais IoT (IIoT)?</text:span></text:h>
      <text:p text:style-name="Text_20_body">As <text:span text:style-name="Strong_20_Emphasis">Aplicações Industriais IoT (IIoT)</text:span> referem-se ao uso de sensores inteligentes, dispositivos, software e infraestrutura de rede em ambientes industriais para conectar máquinas e sistemas, permitindo o monitoramento, controle e automação de processos industriais. Ao contrário da IoT voltada para o consumidor, que abrange dispositivos como dispositivos vestíveis e casas inteligentes, o IIoT é focado em aumentar a eficiência operacional, reduzir custos e melhorar a segurança nos setores industriais, como manufatura, energia, transporte, e infraestrutura.</text:p>
      <text:h text:style-name="Heading_20_4" text:outline-level="4">Exemplos de Aplicações IIoT:</text:h>
      <text:list text:style-name="L1">
        <text:list-item>
          <text:p text:style-name="P9"><text:span text:style-name="Strong_20_Emphasis">Manutenção Preditiva:</text:span> Utiliza sensores para monitorar continuamente máquinas e equipamentos, permitindo prever falhas antes que ocorram e, assim, reduzir o tempo de inatividade e os custos de manutenção .</text:p>
        </text:list-item>
        <text:list-item>
          <text:p text:style-name="P9"><text:span text:style-name="Strong_20_Emphasis">Automação de Fábricas:</text:span> Conecta máquinas e sistemas de controle para automatizar processos de produção, reduzindo erros e melhorando a produtividade .</text:p>
        </text:list-item>
        <text:list-item>
          <text:p text:style-name="P9"><text:span text:style-name="Strong_20_Emphasis">Gestão de Energia:</text:span> Monitora e otimiza o consumo de energia em fábricas e outras instalações industriais, permitindo economias significativas de energia e melhorando a sustentabilidade .</text:p>
        </text:list-item>
        <text:list-item>
          <text:p text:style-name="P8"><text:span text:style-name="Strong_20_Emphasis">Controle de Qualidade em Tempo Real:</text:span> Usa sensores e câmeras conectadas a sistemas de análise para realizar inspeções automatizadas de produtos, assegurando a qualidade do produto durante o processo de fabricação .</text:p>
        </text:list-item>
      </text:list>
      <text:p text:style-name="P3">Referências:</text:p>
      <text:p text:style-name="P1"><text:a xlink:type="simple" xlink:href="https://www.mckinsey.com/featured-insights/mckinsey-explainers/what-is-the-internet-of-things" text:style-name="Internet_20_link" text:visited-style-name="Visited_20_Internet_20_Link">https://www.mckinsey.com/featured-insights/mckinsey-explainers/what-is-the-internet-of-things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" text:outline-level="3"><text:soft-page-break/><text:span text:style-name="Strong_20_Emphasis"/></text:h>
      <text:h text:style-name="P2" text:outline-level="3"><text:span text:style-name="Strong_20_Emphasis">Serviços Relevantes para Aplicações IIoT em Provedores de Nuvem</text:span></text:h>
      <text:p text:style-name="Text_20_body">Para suportar as aplicações IIoT, os provedores de nuvem oferecem serviços específicos que atendem às necessidades críticas de gerenciamento de dispositivos, computação na borda, análise de dados, e modelos digitais. Esses serviços são projetados para fornecer alta disponibilidade, segurança, e escalabilidade, que são essenciais para ambientes industriais.</text:p>
      <text:h text:style-name="Heading_20_4" text:outline-level="4">Serviços Relevantes por Provedor de Nuvem:</text:h>
      <text:list xml:id="list54874375" text:style-name="L2">
        <text:list-item>
          <text:p text:style-name="P10"><text:span text:style-name="Strong_20_Emphasis">Amazon Web Services (AWS):</text:span></text:p>
          <text:list>
            <text:list-item>
              <text:p text:style-name="P11"><text:span text:style-name="Strong_20_Emphasis">AWS IoT Core:</text:span> Para gerenciar a conectividade de dispositivos e a coleta de dados em larga escala, suportando milhões de dispositivos conectados com latência reduzida.</text:p>
            </text:list-item>
            <text:list-item>
              <text:p text:style-name="P11"><text:span text:style-name="Strong_20_Emphasis">AWS Greengrass:</text:span> Executa computação na borda, permitindo que dispositivos IoT industriais processem dados localmente e respondam em tempo real sem depender da conectividade de nuvem.</text:p>
            </text:list-item>
            <text:list-item>
              <text:p text:style-name="P11"><text:span text:style-name="Strong_20_Emphasis">AWS SiteWise:</text:span> Ferramenta para coletar, armazenar e visualizar dados de equipamentos industriais para análise em tempo real e manutenção preditiva.</text:p>
            </text:list-item>
          </text:list>
        </text:list-item>
      </text:list>
      <text:p text:style-name="P4"/>
      <text:list xml:id="list150402343681070" text:continue-numbering="true" text:style-name="L2">
        <text:list-item>
          <text:p text:style-name="P12"><text:span text:style-name="Strong_20_Emphasis">Microsoft Azure:</text:span></text:p>
          <text:list>
            <text:list-item>
              <text:p text:style-name="P13"><text:span text:style-name="Strong_20_Emphasis">Azure IoT Hub:</text:span> Serviço centralizado para conectar, monitorar e gerenciar bilhões de ativos IoT, oferecendo integração com serviços de análise do Azure.</text:p>
            </text:list-item>
            <text:list-item>
              <text:p text:style-name="P13"><text:span text:style-name="Strong_20_Emphasis">Azure IoT Edge:</text:span> Plataforma para computação na borda que permite executar análises de dados locais e tomadas de decisão em tempo real sem depender totalmente da nuvem.</text:p>
            </text:list-item>
            <text:list-item>
              <text:p text:style-name="P12"><text:span text:style-name="Strong_20_Emphasis">Azure Digital Twins:</text:span> Cria modelos digitais de ambientes físicos (fábricas, edifícios, etc.), permitindo simulações de cenários e otimização de operações.</text:p>
            </text:list-item>
          </text:list>
        </text:list-item>
      </text:list>
      <text:p text:style-name="P5"/>
      <text:list xml:id="list150402817863759" text:continue-numbering="true" text:style-name="L2">
        <text:list-item>
          <text:p text:style-name="P10"><text:span text:style-name="Strong_20_Emphasis">Google Cloud Platform (GCP):</text:span></text:p>
          <text:list>
            <text:list-item>
              <text:p text:style-name="P11"><text:span text:style-name="Strong_20_Emphasis">Google Cloud IoT Core:</text:span> Oferece conectividade segura e gerenciamento de dispositivos IoT em larga escala, com suporte para integração com outros serviços de análise do Google Cloud.</text:p>
            </text:list-item>
            <text:list-item>
              <text:p text:style-name="P11"><text:span text:style-name="Strong_20_Emphasis">Google Cloud IoT Edge:</text:span> Proporciona capacidades de computação na borda para processamento local, reduzindo a latência e permitindo respostas em tempo real.</text:p>
            </text:list-item>
            <text:list-item>
              <text:p text:style-name="P11"><text:span text:style-name="Strong_20_Emphasis">Google Cloud Bigtable:</text:span> Um banco de dados altamente escalável para gerenciamento de grandes volumes de dados gerados por dispositivos IoT industriais.</text:p>
              <text:p text:style-name="P11"/>
            </text:list-item>
          </text:list>
        </text:list-item>
      </text:list>
      <text:p text:style-name="P6">Referências: </text:p>
      <text:p text:style-name="P6"><text:a xlink:type="simple" xlink:href="https://aws.amazon.com/lambda/sla/" text:style-name="Internet_20_link" text:visited-style-name="Visited_20_Internet_20_Link">https://aws.amazon.com/lambda/sla/</text:a></text:p>
      <text:p text:style-name="P6"><text:a xlink:type="simple" xlink:href="https://www.microsoft.com/licensing/docs/view/Service-Level-Agreements-SLA-for-Online-Services" text:style-name="Internet_20_link" text:visited-style-name="Visited_20_Internet_20_Link">https://www.microsoft.com/licensing/docs/view/Service-Level-Agreements-SLA-for-Online-Services</text:a></text:p>
      <text:p text:style-name="P6"><text:a xlink:type="simple" xlink:href="https://cloud.google.com/terms/sla" text:style-name="Internet_20_link" text:visited-style-name="Visited_20_Internet_20_Link">https://cloud.google.com/terms/sla</text:a></text:p>
      <text:h text:style-name="P7" text:outline-level="3"><text:soft-page-break/><text:span text:style-name="Strong_20_Emphasis"><text:span text:style-name="T1">Análise Comparativa: Pontos Fortes e Fracos</text:span></text:span></text:h>
      <text:h text:style-name="P7" text:outline-level="3"><text:span text:style-name="Strong_20_Emphasis">Pontos Fortes</text:span></text:h>
      <text:list text:style-name="L3">
        <text:list-item>
          <text:p text:style-name="P15"><text:span text:style-name="Strong_20_Emphasis">Alta Disponibilidade Garantida:</text:span></text:p>
          <text:list>
            <text:list-item>
              <text:p text:style-name="P16"><text:span text:style-name="Strong_20_Emphasis">Todos os três provedores (AWS, Azure, GCP)</text:span> garantem alta disponibilidade para serviços críticos, com 99.9% para a maioria dos serviços IIoT e 99.99% para VMs distribuídas em múltiplas zonas de disponibilidade.</text:p>
            </text:list-item>
          </text:list>
        </text:list-item>
        <text:list-item>
          <text:p text:style-name="P15"><text:span text:style-name="Strong_20_Emphasis">Serviços Específicos para IIoT:</text:span></text:p>
          <text:list>
            <text:list-item>
              <text:p text:style-name="P16"><text:span text:style-name="Strong_20_Emphasis">AWS:</text:span> Oferece uma ampla gama de serviços especializados, como <text:span text:style-name="Strong_20_Emphasis">AWS Greengrass</text:span> para computação na borda e <text:span text:style-name="Strong_20_Emphasis">AWS SiteWise</text:span> para monitoramento de dados de equipamentos industriais, o que é vantajoso para empresas que precisam de processamento local e análise de dados.</text:p>
            </text:list-item>
            <text:list-item>
              <text:p text:style-name="P16"><text:span text:style-name="Strong_20_Emphasis">Azure:</text:span> <text:span text:style-name="Strong_20_Emphasis">Azure Digital Twins</text:span> destaca-se por permitir a criação de representações digitais detalhadas de ambientes físicos, útil para simulações e otimização de processos industriais.</text:p>
            </text:list-item>
            <text:list-item>
              <text:p text:style-name="P16"><text:span text:style-name="Strong_20_Emphasis">GCP:</text:span> <text:span text:style-name="Strong_20_Emphasis">Google Cloud Bigtable</text:span> é uma excelente opção para empresas que precisam gerenciar grandes volumes de dados gerados por dispositivos IIoT, oferecendo escalabilidade e alta performance.</text:p>
            </text:list-item>
          </text:list>
        </text:list-item>
        <text:list-item>
          <text:p text:style-name="P15"><text:span text:style-name="Strong_20_Emphasis">Políticas de Crédito de Serviço:</text:span></text:p>
          <text:list>
            <text:list-item>
              <text:p text:style-name="P15"><text:span text:style-name="Strong_20_Emphasis">GCP</text:span> oferece créditos mais altos (até 50%) para indisponibilidades graves (abaixo de 95%), o que pode ser vantajoso para empresas que necessitam de garantias rigorosas.</text:p>
            </text:list-item>
          </text:list>
        </text:list-item>
      </text:list>
      <text:h text:style-name="Heading_20_4" text:outline-level="4"><text:span text:style-name="Strong_20_Emphasis">Pontos Fracos</text:span></text:h>
      <text:list text:style-name="L4">
        <text:list-item>
          <text:p text:style-name="P17"><text:span text:style-name="Strong_20_Emphasis">Exclusões dos SLAs:</text:span></text:p>
          <text:list>
            <text:list-item>
              <text:p text:style-name="P18"><text:span text:style-name="Strong_20_Emphasis">Todas as plataformas</text:span> têm exclusões comuns, como manutenção planejada e eventos de força maior. Porém, a forma como cada provedor trata falhas externas (ex.: problemas de ISP) e configurações incorretas pode ser uma desvantagem para empresas que operam em ambientes mais vulneráveis.</text:p>
            </text:list-item>
            <text:list-item>
              <text:p text:style-name="P18"><text:span text:style-name="Strong_20_Emphasis">Azure</text:span> especificamente exclui "configurações incorretas do cliente," o que pode ser um risco para empresas que não têm equipes técnicas internas <text:span text:style-name="T2">mais</text:span> experientes.</text:p>
            </text:list-item>
          </text:list>
        </text:list-item>
        <text:list-item>
          <text:p text:style-name="P17"><text:span text:style-name="Strong_20_Emphasis">Complexidade na Reivindicação de Créditos:</text:span></text:p>
          <text:list>
            <text:list-item>
              <text:p text:style-name="P18"><text:span text:style-name="Strong_20_Emphasis">Todos os provedores</text:span> requerem que os clientes solicitem créditos de serviço dentro de um prazo específico (30 dias após o incidente), o que pode ser uma barreira para empresas que não monitoram proativamente suas operações em tempo integral.</text:p>
            </text:list-item>
          </text:list>
        </text:list-item>
        <text:list-item>
          <text:p text:style-name="P17"><text:span text:style-name="Strong_20_Emphasis">Variedade e Suporte:</text:span></text:p>
          <text:list>
            <text:list-item>
              <text:p text:style-name="P17"><text:span text:style-name="Strong_20_Emphasis">AWS e Azure</text:span> oferecem uma gama mais ampla de serviços específicos para IIoT em comparação com o <text:span text:style-name="Strong_20_Emphasis">GCP</text:span>, o que pode ser uma limitação para empresas que precisam de uma solução mais integrada e abrangente.</text:p>
            </text:list-item>
          </text:list>
        </text:list-item>
      </text:list>
      <text:h text:style-name="P7" text:outline-level="3"><text:soft-page-break/><text:span text:style-name="Strong_20_Emphasis"><text:s/></text:span><text:span text:style-name="Strong_20_Emphasis"><text:span text:style-name="T2">Resumindo (</text:span></text:span><text:span text:style-name="Strong_20_Emphasis"><text:span text:style-name="T1">Análise Comparativa: Pontos Fortes e Fracos</text:span></text:span><text:span text:style-name="Strong_20_Emphasis"><text:span text:style-name="T2">)</text:span></text:span></text:h>
      <text:p text:style-name="Text_20_body">Embora à primeira vista os SLAs de AWS, Azure e GCP pareçam bastante semelhantes, existem diferenças sutis que podem influenciar a decisão de qual provedor escolher, especialmente em termos de serviços específicos oferecidos para aplicações IIoT, políticas de crédito, e suporte. Empresas que necessitam de garantias rigorosas e que operam em ambientes de missão crítica devem considerar cuidadosamente essas nuances ao escolher um provedor de nuvem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06:44:05.056230894</meta:creation-date>
    <dc:date>2024-09-04T15:04:00.896579851</dc:date>
    <meta:editing-duration>PT18M27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4" meta:paragraph-count="49" meta:word-count="903" meta:character-count="6313" meta:non-whitespace-character-count="5488"/>
  </office:meta>
</office:document-meta>
</file>